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Roboto" svg:font-family="Roboto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39dc38"/>
    </style:style>
    <style:style style:name="P2" style:family="paragraph" style:parent-style-name="Standard">
      <style:text-properties officeooo:paragraph-rsid="003c844f"/>
    </style:style>
    <style:style style:name="P3" style:family="paragraph" style:parent-style-name="Standard">
      <style:text-properties officeooo:paragraph-rsid="003f3400"/>
    </style:style>
    <style:style style:name="P4" style:family="paragraph" style:parent-style-name="Standard">
      <style:text-properties officeooo:paragraph-rsid="003f4f27"/>
    </style:style>
    <style:style style:name="P5" style:family="paragraph" style:parent-style-name="Standard">
      <style:text-properties fo:font-style="italic" officeooo:paragraph-rsid="003f4f27" style:font-style-asian="italic" style:font-style-complex="italic"/>
    </style:style>
    <style:style style:name="T1" style:family="text">
      <style:text-properties officeooo:rsid="0038723b"/>
    </style:style>
    <style:style style:name="T2" style:family="text">
      <style:text-properties officeooo:rsid="0039dc38"/>
    </style:style>
    <style:style style:name="T3" style:family="text">
      <style:text-properties officeooo:rsid="003a8906"/>
    </style:style>
    <style:style style:name="T4" style:family="text">
      <style:text-properties officeooo:rsid="003c844f"/>
    </style:style>
    <style:style style:name="T5" style:family="text">
      <style:text-properties officeooo:rsid="003cac9c"/>
    </style:style>
    <style:style style:name="T6" style:family="text">
      <style:text-properties officeooo:rsid="003cae4c"/>
    </style:style>
    <style:style style:name="T7" style:family="text">
      <style:text-properties officeooo:rsid="003e4135"/>
    </style:style>
    <style:style style:name="T8" style:family="text">
      <style:text-properties officeooo:rsid="003eb239"/>
    </style:style>
    <style:style style:name="T9" style:family="text">
      <style:text-properties style:font-name="Roboto" fo:font-weight="bold" fo:background-color="#ffffff" loext:char-shading-value="0" loext:padding="0in" loext:border="none"/>
    </style:style>
    <style:style style:name="T10" style:family="text">
      <style:text-properties officeooo:rsid="003f4f27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Emphasis">Messenger</text:span></text:p>
      <text:p text:style-name="P4"><text:span text:style-name="Emphasis">Stream audio and video </text:span><text:span text:style-name="Emphasis">calls. You can send 😉 too.</text:span></text:p>
      <text:p text:style-name="P4"><text:span text:style-name="Emphasis"/></text:p>
      <text:p text:style-name="Standard"><text:span text:style-name="Emphasis">Direct</text:span></text:p>
      <text:p text:style-name="P4">Connect directly (peer-to-peer) with invited contacts, without a central authority able to capture or censure your messages.</text:p>
      <text:p text:style-name="P4"><text:span text:style-name="Emphasis"/></text:p>
      <text:p text:style-name="P5"><text:span text:style-name="Emphasis"><text:span text:style-name="T10">Private</text:span></text:span></text:p>
      <text:p text:style-name="P4">Use only your browser. No telephone, email, contact list or native apps required.</text:p>
      <text:p text:style-name="P4"><text:span text:style-name="Emphasis"/></text:p>
      <text:p text:style-name="P4"><text:span text:style-name="Emphasis"><text:span text:style-name="T10">Encrypted</text:span></text:span></text:p>
      <text:p text:style-name="P4">Messages and contact request are signed and encrypted and can only be read by you and your trusted contact.</text:p>
      <text:p text:style-name="P4"><text:span text:style-name="Emphasis"/></text:p>
      <text:p text:style-name="P4"><text:span text:style-name="Emphasis">Available Anywhere</text:span></text:p>
      <text:p text:style-name="P4">Write messages anytime and receive push notifications  when offline.</text:p>
      <text:p text:style-name="P4"><text:span text:style-name="Emphasis"/></text:p>
      <text:p text:style-name="P4"><text:span text:style-name="Emphasis">Location Sharing</text:span></text:p>
      <text:p text:style-name="P4">Show contacts the place, distance, bearing and weather you are.</text:p>
      <text:p text:style-name="P4"><text:span text:style-name="Emphasis"/></text:p>
      <text:p text:style-name="P4"><text:span text:style-name="Emphasis">Open Source</text:span></text:p>
      <text:p text:style-name="Standard">Source code on GitHub </text:p>
      <text:p text:style-name="Standard">contact <text:a xlink:type="simple" xlink:href="http://localhost:3000/?f=6NZKfVuTw6KF5PqWCgzxmdzUT3n3m98tJJkqLJEoySuQLJdtPTWdyYx5csveUwadZXRf7razVn63xFxoQEG4usAdFKpQfMnedPkbMcQZHgECh3LyyJ3S6EfS7SHazR12swqMPZ9BMCnXT3BXjYPGYz43Gp7jDuTzvP1jUfYswHrYMn9diJKoHHF5bDc3K8Btxuj6BCWJykfX7718gnQ7yeKkY7zriRWunwSwBwt8wfdA2b6VdTXzwyPe4gtPdJ39bBfdk36GM6FMdwmjKNjmCRK&amp;k=Invitation+from+Paul+Kuit&amp;s=hbWdpsom6daSBBp44uBnpDiBeIxYhYvTl5ndWviVl68fnMqfqePkIqBVomGrne1Z1gbhBJ2wvfr9%2BWCVcYcaOrw3FaumU7Bk77HJ7BZEGVgw2gJAxcpStQyEVe%2FP9EZ2" text:style-name="Internet_20_link" text:visited-style-name="Visited_20_Internet_20_Link">me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Roboto" svg:font-family="Roboto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4T20:42:36.786775291</meta:creation-date>
    <dc:date>2022-07-14T17:08:53.097620650</dc:date>
    <meta:editing-duration>P1DT5H9M58S</meta:editing-duration>
    <meta:editing-cycles>37</meta:editing-cycles>
    <meta:generator>LibreOffice/7.0.4.2$Linux_X86_64 LibreOffice_project/00$Build-2</meta:generator>
    <meta:document-statistic meta:table-count="0" meta:image-count="0" meta:object-count="0" meta:page-count="1" meta:paragraph-count="15" meta:word-count="94" meta:character-count="600" meta:non-whitespace-character-count="519"/>
  </office:meta>
</office:document-meta>
</file>